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69.74pt" svg:height="402.41pt" svg:x="322.36pt" svg:y="12.78pt">
            <loext:p/>
            <draw:object draw:notify-on-update-of-ranges="Sheet1.B5:Sheet1.B25 Sheet1.D5:Sheet1.D25 Sheet1.B5:Sheet1.B25 Sheet1.E5:Sheet1.E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i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i</text:p>
          </table:table-cell>
          <table:table-cell table:formula="of:=-([.B2]-[.B1])/([.B3]-[.B2])" office:value-type="float" office:value="-0.345454545454545" calcext:value-type="float">
            <text:p>-0.345454545454545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</text:p>
          </table:table-cell>
          <table:table-cell table:formula="of:=[.B1]" office:value-type="float" office:value="0.2" calcext:value-type="float">
            <text:p>0.2</text:p>
          </table:table-cell>
          <table:table-cell table:formula="of:=1/[.B2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gma</text:p>
          </table:table-cell>
          <table:table-cell table:formula="of:=([.B3]-[.B1])*([.B2]-[.B1])/([.B3]-[.B2])" office:value-type="float" office:value="5.11272727272727" calcext:value-type="float">
            <text:p>5.112727272727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*(1-[.$A5])+[.$B$3]*[.$A5]" office:value-type="float" office:value="0.2" calcext:value-type="float">
            <text:p>0.2</text:p>
          </table:table-cell>
          <table:table-cell table:formula="of:=([.$B5]-[.$D$2])/[.$D$3]" office:value-type="float" office:value="0" calcext:value-type="float">
            <text:p>0</text:p>
          </table:table-cell>
          <table:table-cell table:formula="of:=1-(1+[.$D$1]*[.$C5])^(-1/[.$D$1])" office:value-type="float" office:value="0" calcext:value-type="float">
            <text:p>0</text:p>
          </table:table-cell>
          <table:table-cell table:formula="of:=1-EXP(-[.$E$2]*[.$B5])" office:value-type="float" office:value="0.048770575499286" calcext:value-type="float">
            <text:p>0.04877057549928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[.$B$1]*(1-[.$A6])+[.$B$3]*[.$A6]" office:value-type="float" office:value="0.94" calcext:value-type="float">
            <text:p>0.94</text:p>
          </table:table-cell>
          <table:table-cell table:formula="of:=([.$B6]-[.$D$2])/[.$D$3]" office:value-type="float" office:value="0.144736842105263" calcext:value-type="float">
            <text:p>0.144736842105263</text:p>
          </table:table-cell>
          <table:table-cell table:formula="of:=1-(1+[.$D$1]*[.$C6])^(-1/[.$D$1])" office:value-type="float" office:value="0.13798326039927" calcext:value-type="float">
            <text:p>0.13798326039927</text:p>
          </table:table-cell>
          <table:table-cell table:formula="of:=1-EXP(-[.$E$2]*[.$B6])" office:value-type="float" office:value="0.209429150371264" calcext:value-type="float">
            <text:p>0.20942915037126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$B$1]*(1-[.$A7])+[.$B$3]*[.$A7]" office:value-type="float" office:value="1.68" calcext:value-type="float">
            <text:p>1.68</text:p>
          </table:table-cell>
          <table:table-cell table:formula="of:=([.$B7]-[.$D$2])/[.$D$3]" office:value-type="float" office:value="0.289473684210526" calcext:value-type="float">
            <text:p>0.289473684210526</text:p>
          </table:table-cell>
          <table:table-cell table:formula="of:=1-(1+[.$D$1]*[.$C7])^(-1/[.$D$1])" office:value-type="float" office:value="0.262869966684303" calcext:value-type="float">
            <text:p>0.262869966684303</text:p>
          </table:table-cell>
          <table:table-cell table:formula="of:=1-EXP(-[.$E$2]*[.$B7])" office:value-type="float" office:value="0.342953180184943" calcext:value-type="float">
            <text:p>0.34295318018494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$B$1]*(1-[.$A8])+[.$B$3]*[.$A8]" office:value-type="float" office:value="2.42" calcext:value-type="float">
            <text:p>2.42</text:p>
          </table:table-cell>
          <table:table-cell table:formula="of:=([.$B8]-[.$D$2])/[.$D$3]" office:value-type="float" office:value="0.43421052631579" calcext:value-type="float">
            <text:p>0.43421052631579</text:p>
          </table:table-cell>
          <table:table-cell table:formula="of:=1-(1+[.$D$1]*[.$C8])^(-1/[.$D$1])" office:value-type="float" office:value="0.375278627569241" calcext:value-type="float">
            <text:p>0.375278627569241</text:p>
          </table:table-cell>
          <table:table-cell table:formula="of:=1-EXP(-[.$E$2]*[.$B8])" office:value-type="float" office:value="0.453925573360291" calcext:value-type="float">
            <text:p>0.4539255733602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$B$1]*(1-[.$A9])+[.$B$3]*[.$A9]" office:value-type="float" office:value="3.16" calcext:value-type="float">
            <text:p>3.16</text:p>
          </table:table-cell>
          <table:table-cell table:formula="of:=([.$B9]-[.$D$2])/[.$D$3]" office:value-type="float" office:value="0.578947368421053" calcext:value-type="float">
            <text:p>0.578947368421053</text:p>
          </table:table-cell>
          <table:table-cell table:formula="of:=1-(1+[.$D$1]*[.$C9])^(-1/[.$D$1])" office:value-type="float" office:value="0.475831383425407" calcext:value-type="float">
            <text:p>0.475831383425407</text:p>
          </table:table-cell>
          <table:table-cell table:formula="of:=1-EXP(-[.$E$2]*[.$B9])" office:value-type="float" office:value="0.546155204717644" calcext:value-type="float">
            <text:p>0.54615520471764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$B$1]*(1-[.$A10])+[.$B$3]*[.$A10]" office:value-type="float" office:value="3.9" calcext:value-type="float">
            <text:p>3.9</text:p>
          </table:table-cell>
          <table:table-cell table:formula="of:=([.$B10]-[.$D$2])/[.$D$3]" office:value-type="float" office:value="0.723684210526316" calcext:value-type="float">
            <text:p>0.723684210526316</text:p>
          </table:table-cell>
          <table:table-cell table:formula="of:=1-(1+[.$D$1]*[.$C10])^(-1/[.$D$1])" office:value-type="float" office:value="0.5651542436774" calcext:value-type="float">
            <text:p>0.5651542436774</text:p>
          </table:table-cell>
          <table:table-cell table:formula="of:=1-EXP(-[.$E$2]*[.$B10])" office:value-type="float" office:value="0.622807646436843" calcext:value-type="float">
            <text:p>0.6228076464368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$B$1]*(1-[.$A11])+[.$B$3]*[.$A11]" office:value-type="float" office:value="4.64" calcext:value-type="float">
            <text:p>4.64</text:p>
          </table:table-cell>
          <table:table-cell table:formula="of:=([.$B11]-[.$D$2])/[.$D$3]" office:value-type="float" office:value="0.868421052631579" calcext:value-type="float">
            <text:p>0.868421052631579</text:p>
          </table:table-cell>
          <table:table-cell table:formula="of:=1-(1+[.$D$1]*[.$C11])^(-1/[.$D$1])" office:value-type="float" office:value="0.64387735565624" calcext:value-type="float">
            <text:p>0.64387735565624</text:p>
          </table:table-cell>
          <table:table-cell table:formula="of:=1-EXP(-[.$E$2]*[.$B11])" office:value-type="float" office:value="0.686513819117395" calcext:value-type="float">
            <text:p>0.68651381911739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$B$1]*(1-[.$A12])+[.$B$3]*[.$A12]" office:value-type="float" office:value="5.38" calcext:value-type="float">
            <text:p>5.38</text:p>
          </table:table-cell>
          <table:table-cell table:formula="of:=([.$B12]-[.$D$2])/[.$D$3]" office:value-type="float" office:value="1.01315789473684" calcext:value-type="float">
            <text:p>1.01315789473684</text:p>
          </table:table-cell>
          <table:table-cell table:formula="of:=1-(1+[.$D$1]*[.$C12])^(-1/[.$D$1])" office:value-type="float" office:value="0.712635311480494" calcext:value-type="float">
            <text:p>0.712635311480494</text:p>
          </table:table-cell>
          <table:table-cell table:formula="of:=1-EXP(-[.$E$2]*[.$B12])" office:value-type="float" office:value="0.739460292140024" calcext:value-type="float">
            <text:p>0.73946029214002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$B$1]*(1-[.$A13])+[.$B$3]*[.$A13]" office:value-type="float" office:value="6.12" calcext:value-type="float">
            <text:p>6.12</text:p>
          </table:table-cell>
          <table:table-cell table:formula="of:=([.$B13]-[.$D$2])/[.$D$3]" office:value-type="float" office:value="1.15789473684211" calcext:value-type="float">
            <text:p>1.15789473684211</text:p>
          </table:table-cell>
          <table:table-cell table:formula="of:=1-(1+[.$D$1]*[.$C13])^(-1/[.$D$1])" office:value-type="float" office:value="0.77206750148505" calcext:value-type="float">
            <text:p>0.77206750148505</text:p>
          </table:table-cell>
          <table:table-cell table:formula="of:=1-EXP(-[.$E$2]*[.$B13])" office:value-type="float" office:value="0.783464332683993" calcext:value-type="float">
            <text:p>0.78346433268399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$B$1]*(1-[.$A14])+[.$B$3]*[.$A14]" office:value-type="float" office:value="6.86" calcext:value-type="float">
            <text:p>6.86</text:p>
          </table:table-cell>
          <table:table-cell table:formula="of:=([.$B14]-[.$D$2])/[.$D$3]" office:value-type="float" office:value="1.30263157894737" calcext:value-type="float">
            <text:p>1.30263157894737</text:p>
          </table:table-cell>
          <table:table-cell table:formula="of:=1-(1+[.$D$1]*[.$C14])^(-1/[.$D$1])" office:value-type="float" office:value="0.822818525442151" calcext:value-type="float">
            <text:p>0.822818525442151</text:p>
          </table:table-cell>
          <table:table-cell table:formula="of:=1-EXP(-[.$E$2]*[.$B14])" office:value-type="float" office:value="0.820036279286888" calcext:value-type="float">
            <text:p>0.8200362792868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$B$1]*(1-[.$A15])+[.$B$3]*[.$A15]" office:value-type="float" office:value="7.6" calcext:value-type="float">
            <text:p>7.6</text:p>
          </table:table-cell>
          <table:table-cell table:formula="of:=([.$B15]-[.$D$2])/[.$D$3]" office:value-type="float" office:value="1.44736842105263" calcext:value-type="float">
            <text:p>1.44736842105263</text:p>
          </table:table-cell>
          <table:table-cell table:formula="of:=1-(1+[.$D$1]*[.$C15])^(-1/[.$D$1])" office:value-type="float" office:value="0.865538676722477" calcext:value-type="float">
            <text:p>0.865538676722477</text:p>
          </table:table-cell>
          <table:table-cell table:formula="of:=1-EXP(-[.$E$2]*[.$B15])" office:value-type="float" office:value="0.850431380777365" calcext:value-type="float">
            <text:p>0.85043138077736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$B$1]*(1-[.$A16])+[.$B$3]*[.$A16]" office:value-type="float" office:value="8.34" calcext:value-type="float">
            <text:p>8.34</text:p>
          </table:table-cell>
          <table:table-cell table:formula="of:=([.$B16]-[.$D$2])/[.$D$3]" office:value-type="float" office:value="1.59210526315789" calcext:value-type="float">
            <text:p>1.59210526315789</text:p>
          </table:table-cell>
          <table:table-cell table:formula="of:=1-(1+[.$D$1]*[.$C16])^(-1/[.$D$1])" office:value-type="float" office:value="0.900884520292767" calcext:value-type="float">
            <text:p>0.900884520292767</text:p>
          </table:table-cell>
          <table:table-cell table:formula="of:=1-EXP(-[.$E$2]*[.$B16])" office:value-type="float" office:value="0.875692879834221" calcext:value-type="float">
            <text:p>0.87569287983422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$B$1]*(1-[.$A17])+[.$B$3]*[.$A17]" office:value-type="float" office:value="9.08" calcext:value-type="float">
            <text:p>9.08</text:p>
          </table:table-cell>
          <table:table-cell table:formula="of:=([.$B17]-[.$D$2])/[.$D$3]" office:value-type="float" office:value="1.73684210526316" calcext:value-type="float">
            <text:p>1.73684210526316</text:p>
          </table:table-cell>
          <table:table-cell table:formula="of:=1-(1+[.$D$1]*[.$C17])^(-1/[.$D$1])" office:value-type="float" office:value="0.929519594194832" calcext:value-type="float">
            <text:p>0.929519594194832</text:p>
          </table:table-cell>
          <table:table-cell table:formula="of:=1-EXP(-[.$E$2]*[.$B17])" office:value-type="float" office:value="0.8966878199169" calcext:value-type="float">
            <text:p>0.896687819916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$B$1]*(1-[.$A18])+[.$B$3]*[.$A18]" office:value-type="float" office:value="9.82" calcext:value-type="float">
            <text:p>9.82</text:p>
          </table:table-cell>
          <table:table-cell table:formula="of:=([.$B18]-[.$D$2])/[.$D$3]" office:value-type="float" office:value="1.88157894736842" calcext:value-type="float">
            <text:p>1.88157894736842</text:p>
          </table:table-cell>
          <table:table-cell table:formula="of:=1-(1+[.$D$1]*[.$C18])^(-1/[.$D$1])" office:value-type="float" office:value="0.952115277992447" calcext:value-type="float">
            <text:p>0.952115277992447</text:p>
          </table:table-cell>
          <table:table-cell table:formula="of:=1-EXP(-[.$E$2]*[.$B18])" office:value-type="float" office:value="0.914136804558833" calcext:value-type="float">
            <text:p>0.9141368045588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$B$1]*(1-[.$A19])+[.$B$3]*[.$A19]" office:value-type="float" office:value="10.56" calcext:value-type="float">
            <text:p>10.56</text:p>
          </table:table-cell>
          <table:table-cell table:formula="of:=([.$B19]-[.$D$2])/[.$D$3]" office:value-type="float" office:value="2.02631578947368" calcext:value-type="float">
            <text:p>2.02631578947368</text:p>
          </table:table-cell>
          <table:table-cell table:formula="of:=1-(1+[.$D$1]*[.$C19])^(-1/[.$D$1])" office:value-type="float" office:value="0.969351894631728" calcext:value-type="float">
            <text:p>0.969351894631728</text:p>
          </table:table-cell>
          <table:table-cell table:formula="of:=1-EXP(-[.$E$2]*[.$B19])" office:value-type="float" office:value="0.928638730443614" calcext:value-type="float">
            <text:p>0.92863873044361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$B$1]*(1-[.$A20])+[.$B$3]*[.$A20]" office:value-type="float" office:value="11.3" calcext:value-type="float">
            <text:p>11.3</text:p>
          </table:table-cell>
          <table:table-cell table:formula="of:=([.$B20]-[.$D$2])/[.$D$3]" office:value-type="float" office:value="2.17105263157895" calcext:value-type="float">
            <text:p>2.17105263157895</text:p>
          </table:table-cell>
          <table:table-cell table:formula="of:=1-(1+[.$D$1]*[.$C20])^(-1/[.$D$1])" office:value-type="float" office:value="0.981920152542457" calcext:value-type="float">
            <text:p>0.981920152542457</text:p>
          </table:table-cell>
          <table:table-cell table:formula="of:=1-EXP(-[.$E$2]*[.$B20])" office:value-type="float" office:value="0.940691343170561" calcext:value-type="float">
            <text:p>0.94069134317056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$B$1]*(1-[.$A21])+[.$B$3]*[.$A21]" office:value-type="float" office:value="12.04" calcext:value-type="float">
            <text:p>12.04</text:p>
          </table:table-cell>
          <table:table-cell table:formula="of:=([.$B21]-[.$D$2])/[.$D$3]" office:value-type="float" office:value="2.31578947368421" calcext:value-type="float">
            <text:p>2.31578947368421</text:p>
          </table:table-cell>
          <table:table-cell table:formula="of:=1-(1+[.$D$1]*[.$C21])^(-1/[.$D$1])" office:value-type="float" office:value="0.9905231113703" calcext:value-type="float">
            <text:p>0.9905231113703</text:p>
          </table:table-cell>
          <table:table-cell table:formula="of:=1-EXP(-[.$E$2]*[.$B21])" office:value-type="float" office:value="0.950708321239538" calcext:value-type="float">
            <text:p>0.95070832123953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$B$1]*(1-[.$A22])+[.$B$3]*[.$A22]" office:value-type="float" office:value="12.78" calcext:value-type="float">
            <text:p>12.78</text:p>
          </table:table-cell>
          <table:table-cell table:formula="of:=([.$B22]-[.$D$2])/[.$D$3]" office:value-type="float" office:value="2.46052631578947" calcext:value-type="float">
            <text:p>2.46052631578947</text:p>
          </table:table-cell>
          <table:table-cell table:formula="of:=1-(1+[.$D$1]*[.$C22])^(-1/[.$D$1])" office:value-type="float" office:value="0.995879015196233" calcext:value-type="float">
            <text:p>0.995879015196233</text:p>
          </table:table-cell>
          <table:table-cell table:formula="of:=1-EXP(-[.$E$2]*[.$B22])" office:value-type="float" office:value="0.959033474623917" calcext:value-type="float">
            <text:p>0.95903347462391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$B$1]*(1-[.$A23])+[.$B$3]*[.$A23]" office:value-type="float" office:value="13.52" calcext:value-type="float">
            <text:p>13.52</text:p>
          </table:table-cell>
          <table:table-cell table:formula="of:=([.$B23]-[.$D$2])/[.$D$3]" office:value-type="float" office:value="2.60526315789474" calcext:value-type="float">
            <text:p>2.60526315789474</text:p>
          </table:table-cell>
          <table:table-cell table:formula="of:=1-(1+[.$D$1]*[.$C23])^(-1/[.$D$1])" office:value-type="float" office:value="0.998725725014297" calcext:value-type="float">
            <text:p>0.998725725014297</text:p>
          </table:table-cell>
          <table:table-cell table:formula="of:=1-EXP(-[.$E$2]*[.$B23])" office:value-type="float" office:value="0.965952545265401" calcext:value-type="float">
            <text:p>0.96595254526540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$B$1]*(1-[.$A24])+[.$B$3]*[.$A24]" office:value-type="float" office:value="14.26" calcext:value-type="float">
            <text:p>14.26</text:p>
          </table:table-cell>
          <table:table-cell table:formula="of:=([.$B24]-[.$D$2])/[.$D$3]" office:value-type="float" office:value="2.75" calcext:value-type="float">
            <text:p>2.75</text:p>
          </table:table-cell>
          <table:table-cell table:formula="of:=1-(1+[.$D$1]*[.$C24])^(-1/[.$D$1])" office:value-type="float" office:value="0.999828659299203" calcext:value-type="float">
            <text:p>0.999828659299203</text:p>
          </table:table-cell>
          <table:table-cell table:formula="of:=1-EXP(-[.$E$2]*[.$B24])" office:value-type="float" office:value="0.971703014515813" calcext:value-type="float">
            <text:p>0.971703014515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*(1-[.$A25])+[.$B$3]*[.$A25]" office:value-type="float" office:value="15" calcext:value-type="float">
            <text:p>15</text:p>
          </table:table-cell>
          <table:table-cell table:formula="of:=([.$B25]-[.$D$2])/[.$D$3]" office:value-type="float" office:value="2.89473684210526" calcext:value-type="float">
            <text:p>2.89473684210526</text:p>
          </table:table-cell>
          <table:table-cell table:formula="of:=1-(1+[.$D$1]*[.$C25])^(-1/[.$D$1])" office:value-type="float" office:value="1" calcext:value-type="float">
            <text:p>1</text:p>
          </table:table-cell>
          <table:table-cell table:formula="of:=1-EXP(-[.$E$2]*[.$B25])" office:value-type="float" office:value="0.976482254143991" calcext:value-type="float">
            <text:p>0.976482254143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Hunt</meta:initial-creator>
    <meta:creation-date>2019-09-21T09:09:28.825030741</meta:creation-date>
    <dc:date>2019-09-22T10:48:38.081272245</dc:date>
    <dc:creator>Tim Hunt</dc:creator>
    <meta:editing-duration>PT50M11S</meta:editing-duration>
    <meta:editing-cycles>1</meta:editing-cycles>
    <meta:document-statistic meta:table-count="1" meta:cell-count="123" meta:object-count="1"/>
    <meta:generator>LibreOffice/5.4.3.2$MacOSX_X86_64 LibreOffice_project/92a7159f7e4af62137622921e809f8546db437e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cm" svg:height="14.197cm" xlink:href=".." xlink:type="simple" chart:class="chart:scatter" chart:style-name="ch1">
        <chart:legend chart:legend-position="end" svg:x="17.138cm" svg:y="6.565cm" style:legend-expansion="high" chart:style-name="ch2"/>
        <chart:plot-area chart:style-name="ch3" table:cell-range-address="Sheet1.B5:Sheet1.B25 Sheet1.D5:Sheet1.E25" svg:x="0.402cm" svg:y="0.283cm" svg:width="16.334cm" svg:height="13.631cm">
          <chartooo:coordinate-region svg:x="1.148cm" svg:y="0.476cm" svg:width="15.384cm" svg:height="12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25" chart:class="chart:scatter">
            <chart:domain table:cell-range-address="Sheet1.B5:Sheet1.B25"/>
            <chart:data-point chart:repeated="21"/>
          </chart:series>
          <chart:series chart:style-name="ch7" chart:values-cell-range-address="Sheet1.E5:Sheet1.E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B5:Sheet1.B25</svg:desc>
                </draw:g>
              </table:table-cell>
              <table:table-cell office:value-type="float" office:value="0">
                <text:p>0</text:p>
                <draw:g>
                  <svg:desc>Sheet1.D5:Sheet1.D25</svg:desc>
                </draw:g>
              </table:table-cell>
              <table:table-cell office:value-type="float" office:value="0.048770575499286">
                <text:p>0.048770575499286</text:p>
                <draw:g>
                  <svg:desc>Sheet1.E5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">
                <text:p>0.94</text:p>
              </table:table-cell>
              <table:table-cell office:value-type="float" office:value="0.13798326039927">
                <text:p>0.13798326039927</text:p>
              </table:table-cell>
              <table:table-cell office:value-type="float" office:value="0.209429150371264">
                <text:p>0.20942915037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8">
                <text:p>1.68</text:p>
              </table:table-cell>
              <table:table-cell office:value-type="float" office:value="0.262869966684303">
                <text:p>0.262869966684303</text:p>
              </table:table-cell>
              <table:table-cell office:value-type="float" office:value="0.342953180184943">
                <text:p>0.342953180184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2">
                <text:p>2.42</text:p>
              </table:table-cell>
              <table:table-cell office:value-type="float" office:value="0.375278627569241">
                <text:p>0.375278627569241</text:p>
              </table:table-cell>
              <table:table-cell office:value-type="float" office:value="0.453925573360291">
                <text:p>0.453925573360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6">
                <text:p>3.16</text:p>
              </table:table-cell>
              <table:table-cell office:value-type="float" office:value="0.475831383425407">
                <text:p>0.475831383425407</text:p>
              </table:table-cell>
              <table:table-cell office:value-type="float" office:value="0.546155204717644">
                <text:p>0.546155204717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">
                <text:p>3.9</text:p>
              </table:table-cell>
              <table:table-cell office:value-type="float" office:value="0.5651542436774">
                <text:p>0.5651542436774</text:p>
              </table:table-cell>
              <table:table-cell office:value-type="float" office:value="0.622807646436843">
                <text:p>0.622807646436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4">
                <text:p>4.64</text:p>
              </table:table-cell>
              <table:table-cell office:value-type="float" office:value="0.64387735565624">
                <text:p>0.64387735565624</text:p>
              </table:table-cell>
              <table:table-cell office:value-type="float" office:value="0.686513819117395">
                <text:p>0.686513819117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8">
                <text:p>5.38</text:p>
              </table:table-cell>
              <table:table-cell office:value-type="float" office:value="0.712635311480494">
                <text:p>0.712635311480494</text:p>
              </table:table-cell>
              <table:table-cell office:value-type="float" office:value="0.739460292140024">
                <text:p>0.739460292140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2">
                <text:p>6.12</text:p>
              </table:table-cell>
              <table:table-cell office:value-type="float" office:value="0.77206750148505">
                <text:p>0.77206750148505</text:p>
              </table:table-cell>
              <table:table-cell office:value-type="float" office:value="0.783464332683993">
                <text:p>0.783464332683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86">
                <text:p>6.86</text:p>
              </table:table-cell>
              <table:table-cell office:value-type="float" office:value="0.822818525442151">
                <text:p>0.822818525442151</text:p>
              </table:table-cell>
              <table:table-cell office:value-type="float" office:value="0.820036279286888">
                <text:p>0.820036279286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6">
                <text:p>7.6</text:p>
              </table:table-cell>
              <table:table-cell office:value-type="float" office:value="0.865538676722477">
                <text:p>0.865538676722477</text:p>
              </table:table-cell>
              <table:table-cell office:value-type="float" office:value="0.850431380777365">
                <text:p>0.850431380777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4">
                <text:p>8.34</text:p>
              </table:table-cell>
              <table:table-cell office:value-type="float" office:value="0.900884520292767">
                <text:p>0.900884520292767</text:p>
              </table:table-cell>
              <table:table-cell office:value-type="float" office:value="0.875692879834221">
                <text:p>0.875692879834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08">
                <text:p>9.08</text:p>
              </table:table-cell>
              <table:table-cell office:value-type="float" office:value="0.929519594194832">
                <text:p>0.929519594194832</text:p>
              </table:table-cell>
              <table:table-cell office:value-type="float" office:value="0.8966878199169">
                <text:p>0.8966878199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2">
                <text:p>9.82</text:p>
              </table:table-cell>
              <table:table-cell office:value-type="float" office:value="0.952115277992447">
                <text:p>0.952115277992447</text:p>
              </table:table-cell>
              <table:table-cell office:value-type="float" office:value="0.914136804558833">
                <text:p>0.914136804558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6">
                <text:p>10.56</text:p>
              </table:table-cell>
              <table:table-cell office:value-type="float" office:value="0.969351894631728">
                <text:p>0.969351894631728</text:p>
              </table:table-cell>
              <table:table-cell office:value-type="float" office:value="0.928638730443614">
                <text:p>0.928638730443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">
                <text:p>11.3</text:p>
              </table:table-cell>
              <table:table-cell office:value-type="float" office:value="0.981920152542457">
                <text:p>0.981920152542457</text:p>
              </table:table-cell>
              <table:table-cell office:value-type="float" office:value="0.940691343170561">
                <text:p>0.940691343170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04">
                <text:p>12.04</text:p>
              </table:table-cell>
              <table:table-cell office:value-type="float" office:value="0.9905231113703">
                <text:p>0.9905231113703</text:p>
              </table:table-cell>
              <table:table-cell office:value-type="float" office:value="0.950708321239538">
                <text:p>0.950708321239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8">
                <text:p>12.78</text:p>
              </table:table-cell>
              <table:table-cell office:value-type="float" office:value="0.995879015196233">
                <text:p>0.995879015196233</text:p>
              </table:table-cell>
              <table:table-cell office:value-type="float" office:value="0.959033474623917">
                <text:p>0.959033474623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52">
                <text:p>13.52</text:p>
              </table:table-cell>
              <table:table-cell office:value-type="float" office:value="0.998725725014297">
                <text:p>0.998725725014297</text:p>
              </table:table-cell>
              <table:table-cell office:value-type="float" office:value="0.965952545265401">
                <text:p>0.9659525452654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26">
                <text:p>14.26</text:p>
              </table:table-cell>
              <table:table-cell office:value-type="float" office:value="0.999828659299203">
                <text:p>0.999828659299203</text:p>
              </table:table-cell>
              <table:table-cell office:value-type="float" office:value="0.971703014515813">
                <text:p>0.971703014515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76482254143991">
                <text:p>0.976482254143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MacOSX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